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P3 Report</text:title></text:p>
      <text:p text:style-name="OrgTitle"/>
      <text:p text:style-name="OrgSubtitle"><text:initial-creator>Sean Daniels</text:initial-creator></text:p>
      <text:p text:style-name="OrgSubtitle"/>
      <text:h text:style-name="Heading_20_1" text:outline-level="1" text:is-list-header="false">
<text:bookmark-start text:name="OrgXref.orgcb60257"/>
<text:bookmark text:name="orgcb60257"/>Brief description of implementation of deadlock detection and priority inversion avoidance
<text:bookmark-end text:name="OrgXref.orgcb60257"/></text:h>
      <text:h text:style-name="Heading_20_2" text:outline-level="2" text:is-list-header="false">
<text:bookmark-start text:name="OrgXref.org2c1122c"/>
<text:bookmark text:name="org2c1122c"/>Deadlock Detection
<text:bookmark-end text:name="OrgXref.org2c1122c"/></text:h>
      <text:p text:style-name="Text_20_body">A deadlock occurs when there is a circular dependency between two locks and two processes. The clearest way to illustrate a deadlock is with the following example:
Let some process be process<text:span text:style-name="OrgSubscript">x</text:span>, some other process be process<text:span text:style-name="OrgSubscript">y</text:span>. Let some lock by lock<text:span text:style-name="OrgSubscript">a</text:span>, some other lock be lock<text:span text:style-name="OrgSubscript">b</text:span>. A deadlock will occur if process<text:span text:style-name="OrgSubscript">x</text:span> owns lock<text:span text:style-name="OrgSubscript">a</text:span>, process<text:span text:style-name="OrgSubscript">x</text:span> is waiting on lock<text:span text:style-name="OrgSubscript">b</text:span>, lock<text:span text:style-name="OrgSubscript">b</text:span> is owned by process<text:span text:style-name="OrgSubscript">b</text:span>, and process<text:span text:style-name="OrgSubscript">b</text:span> is waiting on lock<text:span text:style-name="OrgSubscript">a</text:span>. Essentially, the two processes have locked eachother out from aqcuiring the lock’s they need to move forward. A deadlock can contain a chain of processes and locks, but the cause of the deadlock is always limited to the relationship between two processes waiting on two locks.
</text:p>
      <text:p text:style-name="Text_20_body">In order to identify a deadlock, some state information is necessary for all locks and all processes. The needed state information for processes is what lock, if any, they are waiting on. For locks, the state information that is needed is what process, if any, currently owns them. I added the process state field to the process entry structure and the lock state field to al<text:span text:style-name="OrgSubscript">lock</text:span> structure. An array of pointers stores all of the locks that are created, so the state information of the locks can be referenced during run time.
</text:p>
      <text:p text:style-name="Text_20_body">The presence of a deadlock is determined when a process is attempting to lock any lock. When the process has moved beyond the guard of the lock function, the lock that the process is attempting to acquire is passed to the ’get<text:span text:style-name="OrgSubscript">owner</text:span>’ function. The get owner function is a recursive function that locates locks within the al<text:span text:style-name="OrgSubscript">locktable</text:span> structure and returns the PID of the locks owner. If the lock has an owner, the owner’s process table entry is referenced to determine if the owner is waiting on a lock. If the owner is waiting on a lock, the ’get<text:span text:style-name="OrgSubscript">owner</text:span>’ function is called again. This recursion continues until a lock in the dependency chain is located that doesn’t have an owner, an owning process in the dependency chain isn’t waiting on any lock, or an owning process is waiting on the root lock, which is the lock that was initially passed to the ’get<text:span text:style-name="OrgSubscript">owner</text:span>’ function. If the recursion terminates because of the last scenario, a value is set that is checked if the process attempting to gain control of the lock is parked. If that value confirmed, the dependency chain is printed to the console.
</text:p>
      <text:h text:style-name="Heading_20_2" text:outline-level="2" text:is-list-header="false">
<text:bookmark-start text:name="OrgXref.orgaaac6dd"/>
<text:bookmark text:name="orgaaac6dd"/>Priority Inversion Avoidance
<text:bookmark-end text:name="OrgXref.orgaaac6dd"/></text:h>
      <text:p text:style-name="Text_20_body">There is a scenario that produces priority inversion, which is when a process implicitly loses it’s priority because it is waiting on a lock with a lower priority. In a scenario where a process with priority<text:span text:style-name="OrgSubscript">low</text:span> owns a lock, and priority<text:span text:style-name="OrgSubscript">high</text:span> is waiting on that lock, the higher priority task must wait for the lower priority task, which renders the priority of the processes useless. In order to avoid this, if a process attempts to gain control of a lock and fails, the priority of the process that owns the lock is compared the priority of the process that attempted to gain control. If the priority of the process that owns the lock is lower than the process that is trying to gain control, the priority of the process that owns the lock is elevated while it has the lock. This accomplished by saving the current priority of the process, copying the priority of the higher priority task, and rescheduling the lower priority task. If this happens, a bool value is set in the lock, which indicates that the process owning this lock has had a priority shift.
</text:p>
      <text:p text:style-name="Text_20_body">When a process is unparked, the bool value indicating the presence of a priority shift is checked. If the bool evaluates true, the original process priority is copied to the process that is releasing the lock.
</text:p>
      <text:h text:style-name="Heading_20_1" text:outline-level="1" text:is-list-header="false">
<text:bookmark-start text:name="OrgXref.org1ccd7e8"/>
<text:bookmark text:name="org1ccd7e8"/>Brief description of test cases
<text:bookmark-end text:name="OrgXref.org1ccd7e8"/></text:h>
      <text:h text:style-name="Heading_20_2" text:outline-level="2" text:is-list-header="false">
<text:bookmark-start text:name="OrgXref.org6621f50"/>
<text:bookmark text:name="org6621f50"/>Deadlock Detection
<text:bookmark-end text:name="OrgXref.org6621f50"/></text:h>
      <text:p text:style-name="Text_20_body">In order to test for deadlocks, I updated main to contain a two seperate processes that competed for two locks. The first process, process<text:span text:style-name="OrgSubscript">a</text:span>, locks lock<text:span text:style-name="OrgSubscript">a</text:span>, locks lock<text:span text:style-name="OrgSubscript">b</text:span>, unlocks lock<text:span text:style-name="OrgSubscript">a</text:span>, and then unlocks lock<text:span text:style-name="OrgSubscript">b</text:span>. The second process, process<text:span text:style-name="OrgSubscript">b</text:span>, attempts to complete the inverse lock aquisition/release routine. What happens is that process<text:span text:style-name="OrgSubscript">a</text:span> locks lock<text:span text:style-name="OrgSubscript">a</text:span>, and process<text:span text:style-name="OrgSubscript">b</text:span> locks lock<text:span text:style-name="OrgSubscript">b</text:span>. When process<text:span text:style-name="OrgSubscript">a</text:span> attempts to lock lock<text:span text:style-name="OrgSubscript">b</text:span>, it can’t, because lock<text:span text:style-name="OrgSubscript">b</text:span> is held by process<text:span text:style-name="OrgSubscript">b</text:span>. Because process<text:span text:style-name="OrgSubscript">a</text:span> is stalled waiting on lock<text:span text:style-name="OrgSubscript">b</text:span>, it doesn’t release lock<text:span text:style-name="OrgSubscript">a</text:span>. The same thing happens for process<text:span text:style-name="OrgSubscript">b</text:span> relative to lock<text:span text:style-name="OrgSubscript">a</text:span>. This is a cyclic dependency, and it verifies the printing of the deadlock depenedencies. The outcome of the deadlock testcase was what I expected.
</text:p>
      <text:h text:style-name="Heading_20_2" text:outline-level="2" text:is-list-header="false">
<text:bookmark-start text:name="OrgXref.orge597740"/>
<text:bookmark text:name="orge597740"/>Priority Inversion Avoidance
<text:bookmark-end text:name="OrgXref.orge597740"/></text:h>
      <text:p text:style-name="Text_20_body">In order to test for prioity inversion avoidance, I created three processes. The first process is a low priority process that locks lock<text:span text:style-name="OrgSubscript">a</text:span>. The second process is a medium priority process that spawns 10 processes that run for one second each. The third process is a high priority process that attempts to lock lock<text:span text:style-name="OrgSubscript">a</text:span>. The outcome of the priority inversion avoidance testcase is what I expected.
</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Sean Daniels</dc:creator>
    <meta:initial-creator>Sean Daniels</meta:initial-creator>
    <dc:date>2020-10-28T19:02:53</dc:date>
    <meta:creation-date>2020-10-28T19:02:53</meta:creation-date>
    <meta:generator>Emacs 27.1 (Org mode 9.4)</meta:generator>
    <meta:keyword/>
    <dc:subject/>
    <dc:title>P3 Report</dc:title>
  </office:meta>
</office:document-meta>
</file>